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ultException.FaultException( QName qnam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ultException.FaultException( QName qname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ultException.FaultException( QName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ultException.FaultException( QName qname ,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ultException.getQ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